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5b" officeooo:paragraph-rsid="0007995b"/>
    </style:style>
    <style:style style:name="P2" style:family="paragraph" style:parent-style-name="Standard">
      <style:text-properties fo:font-weight="bold" officeooo:rsid="0007995b" officeooo:paragraph-rsid="0007995b" style:font-weight-asian="bold" style:font-weight-complex="bold"/>
    </style:style>
    <style:style style:name="P3" style:family="paragraph" style:parent-style-name="Standard">
      <style:text-properties fo:font-weight="bold" officeooo:rsid="00095f5b" officeooo:paragraph-rsid="00095f5b" style:font-weight-asian="bold" style:font-weight-complex="bold"/>
    </style:style>
    <style:style style:name="P4" style:family="paragraph" style:parent-style-name="Preformatted_20_Text">
      <style:text-properties officeooo:rsid="0007995b" officeooo:paragraph-rsid="0007995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normal" officeooo:paragraph-rsid="000d7f8c" style:font-weight-asian="normal" style:font-weight-complex="normal"/>
    </style:style>
    <style:style style:name="T1" style:family="text">
      <style:text-properties officeooo:rsid="00095f5b"/>
    </style:style>
    <style:style style:name="T2" style:family="text">
      <style:text-properties officeooo:rsid="000a2486"/>
    </style:style>
    <style:style style:name="T3" style:family="text">
      <style:text-properties officeooo:rsid="000a3c70"/>
    </style:style>
    <style:style style:name="T4" style:family="text">
      <style:text-properties fo:font-weight="bold" officeooo:rsid="00095f5b" style:font-weight-asian="bold" style:font-weight-complex="bold"/>
    </style:style>
    <style:style style:name="T5" style:family="text">
      <style:text-properties fo:font-weight="bold" officeooo:rsid="000a2486" style:font-weight-asian="bold" style:font-weight-complex="bold"/>
    </style:style>
    <style:style style:name="T6" style:family="text">
      <style:text-properties fo:font-weight="bold" officeooo:rsid="000a3c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 Statisctics </text:p>
      <text:p text:style-name="P1"/>
      <text:p text:style-name="P2"><text:span text:style-name="T1">1. </text:span>Entities occurences in a perticular doc.</text:p>
      <text:p text:style-name="P1"/>
      <text:p text:style-name="P4"># Entities <text:tab/>#Occurences</text:p>
      <text:p text:style-name="Preformatted_20_Text">13193 <text:s text:c="11"/>1</text:p>
      <text:p text:style-name="Preformatted_20_Text">2242 <text:s text:c="12"/>2</text:p>
      <text:p text:style-name="Preformatted_20_Text">738 <text:s text:c="13"/>3</text:p>
      <text:p text:style-name="Preformatted_20_Text">358 <text:s text:c="13"/>4</text:p>
      <text:p text:style-name="Preformatted_20_Text">180 <text:s text:c="13"/>5</text:p>
      <text:p text:style-name="Preformatted_20_Text">97 <text:s text:c="14"/>6</text:p>
      <text:p text:style-name="Preformatted_20_Text">61 <text:s text:c="14"/>7</text:p>
      <text:p text:style-name="Preformatted_20_Text">31 <text:s text:c="14"/>8</text:p>
      <text:p text:style-name="Preformatted_20_Text">28 <text:s text:c="14"/>9</text:p>
      <text:p text:style-name="Preformatted_20_Text">16 <text:s text:c="14"/>10</text:p>
      <text:p text:style-name="Preformatted_20_Text">10 <text:s text:c="14"/>11</text:p>
      <text:p text:style-name="Preformatted_20_Text">4 <text:s text:c="15"/>12</text:p>
      <text:p text:style-name="Preformatted_20_Text">8 <text:s text:c="15"/>13</text:p>
      <text:p text:style-name="Preformatted_20_Text">3 <text:s text:c="15"/>14</text:p>
      <text:p text:style-name="Preformatted_20_Text">5 <text:s text:c="15"/>15</text:p>
      <text:p text:style-name="Preformatted_20_Text">4 <text:s text:c="15"/>16</text:p>
      <text:p text:style-name="Preformatted_20_Text">3 <text:s text:c="15"/>17</text:p>
      <text:p text:style-name="Preformatted_20_Text">2 <text:s text:c="15"/>19</text:p>
      <text:p text:style-name="Preformatted_20_Text">2 <text:s text:c="15"/>20</text:p>
      <text:p text:style-name="Preformatted_20_Text">2 <text:s text:c="15"/>26</text:p>
      <text:p text:style-name="Preformatted_20_Text">1 <text:s text:c="15"/>28</text:p>
      <text:p text:style-name="Preformatted_20_Text">1 <text:s text:c="15"/>29</text:p>
      <text:p text:style-name="Preformatted_20_Text">1 <text:s text:c="15"/>41</text:p>
      <text:p text:style-name="Preformatted_20_Text">1 <text:s text:c="15"/>64</text:p>
      <text:p text:style-name="Preformatted_20_Text">1 <text:s text:c="15"/>89</text:p>
      <text:p text:style-name="Preformatted_20_Text">1 <text:s text:c="15"/>99</text:p>
      <text:p text:style-name="Preformatted_20_Text"/>
      <text:p text:style-name="Preformatted_20_Text"/>
      <text:p text:style-name="Preformatted_20_Text">13193 Entities with single occurence</text:p>
      <text:p text:style-name="P5">3800 Entities with muliple occurences</text:p>
      <text:p text:style-name="P3">2. Entities having multiple roles in a particular doc.</text:p>
      <text:p text:style-name="P3"/>
      <text:p text:style-name="P6"><text:span text:style-name="T1">585/3800 Entities with multiple occurences have muliple roles. </text:span></text:p>
      <text:p text:style-name="P6"><text:span text:style-name="T1">Refer document ‘Entities having multiple roles in a particular doc’ for more detail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1:27:52.738733368</meta:creation-date>
    <meta:generator>LibreOffice/5.1.6.2$Linux_X86_64 LibreOffice_project/10m0$Build-2</meta:generator>
    <dc:date>2018-05-04T01:33:35.961998477</dc:date>
    <meta:editing-duration>PT4M30S</meta:editing-duration>
    <meta:editing-cycles>7</meta:editing-cycles>
    <meta:document-statistic meta:table-count="0" meta:image-count="0" meta:object-count="0" meta:page-count="1" meta:paragraph-count="34" meta:word-count="104" meta:character-count="846" meta:non-whitespace-character-count="402"/>
  </office:meta>
</office:document-meta>
</file>